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c207" officeooo:paragraph-rsid="0007c2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9:02:36.991327040</meta:creation-date>
    <dc:date>2019-09-11T09:03:10.398621175</dc:date>
    <meta:editing-duration>PT34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0.7.3$Linux_X86_64 LibreOffice_project/00m0$Build-3</meta:generator>
  </office:meta>
</office:document-meta>
</file>